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d259" officeooo:paragraph-rsid="0001d259"/>
    </style:style>
    <style:style style:name="P2" style:family="paragraph" style:parent-style-name="Standard">
      <style:paragraph-properties fo:text-align="start" style:justify-single-word="false"/>
      <style:text-properties officeooo:rsid="0001d259" officeooo:paragraph-rsid="0001d25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d259" officeooo:paragraph-rsid="0001d259"/>
    </style:style>
    <style:style style:name="P4" style:family="paragraph" style:parent-style-name="Standard">
      <style:paragraph-properties fo:text-align="center" style:justify-single-word="false"/>
      <style:text-properties fo:font-size="48pt" officeooo:rsid="0001d259" officeooo:paragraph-rsid="0001d259" style:font-size-asian="48pt" style:font-size-complex="48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1d259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1d259" officeooo:paragraph-rsid="0001d259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01d259" officeooo:paragraph-rsid="0001d259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01d259" officeooo:paragraph-rsid="0001d259" style:font-weight-asian="bold" style:font-weight-complex="bold"/>
    </style:style>
    <style:style style:name="P9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officeooo:rsid="0001d259" officeooo:paragraph-rsid="0001d259"/>
    </style:style>
    <style:style style:name="T1" style:family="text">
      <style:text-properties officeooo:rsid="0001d259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officeooo:rsid="00031ff1"/>
    </style:style>
    <style:style style:name="T4" style:family="text">
      <style:text-properties style:text-position="super 58%" officeooo:rsid="00031ff1"/>
    </style:style>
    <style:style style:name="T5" style:family="text">
      <style:text-properties style:text-position="0% 100%"/>
    </style:style>
    <style:style style:name="T6" style:family="text">
      <style:text-properties officeooo:rsid="00050a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ROZ</text:p>
      <text:p text:style-name="P1"/>
      <text:p text:style-name="P1">Build Instructions</text:p>
      <text:p text:style-name="P1"/>
      <text:p text:style-name="P6"><text:span text:style-name="T2">Requirements</text:span></text:p>
      <text:list xml:id="list629406450791460639" text:style-name="L1">
        <text:list-item>
          <text:p text:style-name="P8">Windows 8.1</text:p>
          <text:list>
            <text:list-item>
              <text:p text:style-name="P3">Cannot be Windows 8 RT or 8.1 RT</text:p>
            </text:list-item>
            <text:list-item>
              <text:p text:style-name="P3">Known working 8.1 version: v6.3.9600 <text:span text:style-name="T3">as of October 17</text:span><text:span text:style-name="T4">th</text:span><text:span text:style-name="T3">, 2013</text:span></text:p>
            </text:list-item>
          </text:list>
        </text:list-item>
        <text:list-item>
          <text:p text:style-name="P8">Visual Studio or Visual Studio Express Version 11 or higher.</text:p>
          <text:list>
            <text:list-item>
              <text:p text:style-name="P5"><text:a xlink:type="simple" xlink:href="http://www.microsoft.com/en-us/download/details.aspx?id=34673"><text:span text:style-name="T1">Download</text:span></text:a><text:span text:style-name="T1"> (Visual Studio Express 2012)</text:span></text:p>
            </text:list-item>
            <text:list-item>
              <text:p text:style-name="P3">Known Working Version <text:span text:style-name="T3">(Includes Non-Required Items)</text:span></text:p>
            </text:list-item>
            <text:list-item>
              <text:p text:style-name="P9">Microsoft Visual Studio Ultimate 2012</text:p>
            </text:list-item>
            <text:list-item>
              <text:p text:style-name="P9">Version 11.0.60610.01 Update 3</text:p>
            </text:list-item>
            <text:list-item>
              <text:p text:style-name="P9">Microsoft .NET Framework</text:p>
            </text:list-item>
            <text:list-item>
              <text:p text:style-name="P9">Version 4.5.51641</text:p>
              <text:p text:style-name="P9"/>
            </text:list-item>
            <text:list-item>
              <text:p text:style-name="P9">Installed Version: Ultimate</text:p>
              <text:p text:style-name="P9"/>
            </text:list-item>
            <text:list-item>
              <text:p text:style-name="P9">Architecture and Modeling Tools <text:s text:c="2"/>04940-004-0038003-02992</text:p>
            </text:list-item>
            <text:list-item>
              <text:p text:style-name="P9">Microsoft Architecture and Modeling Tools</text:p>
              <text:p text:style-name="P9"/>
            </text:list-item>
            <text:list-item>
              <text:p text:style-name="P9">UML® and Unified Modeling Language™ are trademarks or registered trademarks of the Object Management Group, Inc. in the United States and other countries.</text:p>
              <text:p text:style-name="P9"/>
            </text:list-item>
            <text:list-item>
              <text:p text:style-name="P9">LightSwitch for Visual Studio 2012 <text:s text:c="2"/>04940-004-0038003-02992</text:p>
            </text:list-item>
            <text:list-item>
              <text:p text:style-name="P9">Microsoft LightSwitch for Visual Studio 2012</text:p>
              <text:p text:style-name="P9"/>
            </text:list-item>
            <text:list-item>
              <text:p text:style-name="P9">Office Developer Tools <text:s text:c="2"/>04940-004-0038003-02992</text:p>
            </text:list-item>
            <text:list-item>
              <text:p text:style-name="P9">Microsoft Office Developer Tools</text:p>
              <text:p text:style-name="P9"/>
            </text:list-item>
            <text:list-item>
              <text:p text:style-name="P9">Team Explorer for Visual Studio 2012 <text:s text:c="2"/>04940-004-0038003-02992</text:p>
            </text:list-item>
            <text:list-item>
              <text:p text:style-name="P9">Microsoft Team Explorer for Visual Studio 2012</text:p>
              <text:p text:style-name="P9"/>
            </text:list-item>
            <text:list-item>
              <text:p text:style-name="P9">Visual Basic 2012 <text:s text:c="2"/>04940-004-0038003-02992</text:p>
            </text:list-item>
            <text:list-item>
              <text:p text:style-name="P9">Microsoft Visual Basic 2012</text:p>
              <text:p text:style-name="P9"/>
            </text:list-item>
            <text:list-item>
              <text:p text:style-name="P9">Visual C# 2012 <text:s text:c="2"/>04940-004-0038003-02992</text:p>
            </text:list-item>
            <text:list-item>
              <text:p text:style-name="P9">Microsoft Visual C# 2012</text:p>
              <text:p text:style-name="P9"/>
            </text:list-item>
            <text:list-item>
              <text:p text:style-name="P9">Visual C++ 2012 <text:s text:c="2"/>04940-004-0038003-02992</text:p>
            </text:list-item>
            <text:list-item>
              <text:p text:style-name="P9">Microsoft Visual C++ 2012</text:p>
              <text:p text:style-name="P9"/>
            </text:list-item>
            <text:list-item>
              <text:p text:style-name="P9"><text:soft-page-break/>Visual F# 2012 <text:s text:c="2"/>04940-004-0038003-02992</text:p>
            </text:list-item>
            <text:list-item>
              <text:p text:style-name="P9">Microsoft Visual F# 2012</text:p>
              <text:p text:style-name="P9"/>
            </text:list-item>
            <text:list-item>
              <text:p text:style-name="P9">Visual Studio 2012 Code Analysis Spell Checker <text:s text:c="2"/>04940-004-0038003-02992</text:p>
            </text:list-item>
            <text:list-item>
              <text:p text:style-name="P9">Microsoft® Visual Studio® 2012 Code Analysis Spell Checker</text:p>
              <text:p text:style-name="P9"/>
            </text:list-item>
            <text:list-item>
              <text:p text:style-name="P9">Portions of International CorrectSpell™ spelling correction system © 1993 by Lernout &amp; Hauspie Speech Products N.V. All rights reserved.</text:p>
              <text:p text:style-name="P9"/>
            </text:list-item>
            <text:list-item>
              <text:p text:style-name="P9">The American Heritage® Dictionary of the English Language, Third Edition Copyright © 1992 Houghton Mifflin Company. Electronic version licensed from Lernout &amp; Hauspie Speech Products N.V. All rights reserved.</text:p>
              <text:p text:style-name="P9"/>
            </text:list-item>
            <text:list-item>
              <text:p text:style-name="P9">Visual Studio 2012 SharePoint Developer Tools <text:s text:c="2"/>04940-004-0038003-02992</text:p>
            </text:list-item>
            <text:list-item>
              <text:p text:style-name="P9">Microsoft Visual Studio 2012 SharePoint Developer Tools</text:p>
              <text:p text:style-name="P9"/>
            </text:list-item>
            <text:list-item>
              <text:p text:style-name="P9">Git Source Control Provider <text:s text:c="2"/>1.0.0.0</text:p>
              <text:p text:style-name="P9"/>
            </text:list-item>
            <text:list-item>
              <text:p text:style-name="P9">NuGet Package Manager <text:s text:c="2"/>2.2.40116.9051</text:p>
            </text:list-item>
            <text:list-item>
              <text:p text:style-name="P9">NuGet Package Manager in Visual Studio. For more information about NuGet, visit http://docs.nuget.org/.</text:p>
              <text:p text:style-name="P9"/>
            </text:list-item>
            <text:list-item>
              <text:p text:style-name="P9">PreEmptive Analytics Visualizer <text:s text:c="2"/>1.0</text:p>
            </text:list-item>
            <text:list-item>
              <text:p text:style-name="P9">Microsoft Visual Studio extension to visualize aggregated summaries from the PreEmptive Analytics product.</text:p>
              <text:p text:style-name="P9"/>
            </text:list-item>
            <text:list-item>
              <text:p text:style-name="P9">SQL Server Data Tools <text:s text:c="2"/>11.1.20627.00</text:p>
            </text:list-item>
            <text:list-item>
              <text:p text:style-name="P9">Microsoft SQL Server Data Tools</text:p>
              <text:p text:style-name="P9"/>
            </text:list-item>
            <text:list-item>
              <text:p text:style-name="P9">Web Developer Tools <text:s text:c="2"/>1.2.40308.0</text:p>
            </text:list-item>
            <text:list-item>
              <text:p text:style-name="P9">Microsoft Web Developer Tools contains the following components:<text:line-break/>Page Inspector: Tool that offers an efficient way to decompose Web Applications and diagnose front-end issues.<text:line-break/>Web Publishing: Extensions required for Web Publishing for both hosted servers as well as on premises.<text:line-break/>Web Form Templates: Includes the default templates for Web Form Applications.<text:line-break/>Editor Extensions: Includes HTML, CSS, and JS editor extensions that greatly enhance the development experience.</text:p>
            </text:list-item>
          </text:list>
        </text:list-item>
        <text:list-item>
          <text:p text:style-name="P8">Using Windows Store Application and Visual C++ 2012</text:p>
        </text:list-item>
      </text:list>
      <text:p text:style-name="P2"/>
      <text:p text:style-name="P6"><text:span text:style-name="T2">Opening &amp; Building</text:span></text:p>
      <text:list xml:id="list8704489998030403804" text:style-name="L2">
        <text:list-item>
          <text:p text:style-name="P7">Solution File: /<text:span text:style-name="T6">KR0Z W8 App</text:span>/KR0Z W8 App.sln</text:p>
          <text:list>
            <text:list-item>
              <text:p text:style-name="P7">Open solution file with applicable Visual Studio version</text:p>
            </text:list-item>
          </text:list>
        </text:list-item>
        <text:list-item>
          <text:p text:style-name="P7">Build: Ctrl+Shift+B</text:p>
        </text:list-item>
        <text:list-item>
          <text:p text:style-name="P7">Run Debug: F5</text:p>
        </text:list-item>
        <text:list-item>
          <text:p text:style-name="P7">Run Release: Ctrl+F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2:52:33.596000000</meta:creation-date>
    <dc:date>2013-12-11T13:11:17.746000000</dc:date>
    <meta:editing-duration>PT3M33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72" meta:word-count="460" meta:character-count="3008" meta:non-whitespace-character-count="2639"/>
  </office:meta>
</office:document-meta>
</file>